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2015-12-24 16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2015-11-27 16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2015-10-30 13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2015-10-01 12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2015-08-28 17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2015-07-30 13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2015-06-25 19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2015-05-28 14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2015-05-01 16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2015-03-26 14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2015-02-25 18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2015-02-04 15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2014-12-26 14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2014-11-26 16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2014-10-31 13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2014-09-26 14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2014-09-02 13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2014-08-01 13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2014-06-30 18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2014-06-02 17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2014-05-01 14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2014-03-25 13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2014-02-25 14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2014-01-31 13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2013-12-26 19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2013-11-25 19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2013-11-01 13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2013-09-27 13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2013-09-25 15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2013-08-27 16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2013-08-26 11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2013-07-30 14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2013-07-19 15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2013-06-25 15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2013-05-29 15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2013-04-26 15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2013-03-27 14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2013-02-25 14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2013-01-31 14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2012-12-26 14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2012-11-26 14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2012-11-05 13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2012-09-20 13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2012-08-27 13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2012-07-23 15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2012-06-26 14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2012-05-23 13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2012-04-27 14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2012-03-28 01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2012-02-28 14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2012-01-23 14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2011-12-28 13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2011-11-28 15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2011-10-25 14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2011-09-2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2011-08-31 15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2011-07-26 13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2011-06-2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2011-05-2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2011-04-25 14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2011-03-28 14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2011-02-22 14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2011-01-24 14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2010-12-20 13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2010-11-23 14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2010-10-25 14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2010-09-27 14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2010-08-23 14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2010-07-26 16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2010-06-28 11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2010-05-25 13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2010-03-26 14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2010-02-22 14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2010-01-25 17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2009-12-22 18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2009-11-23 16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2009-10-26 14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2009-09-28 14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2009-08-24 14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2009-07-30 16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2009-06-29 15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2009-05-27 12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2009-04-27 13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2009-03-23 12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2009-02-24 18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2009-01-21 16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2008-12-23 16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2008-11-24 16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2008-10-27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2008-09-25 14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2008-08-27 16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2008-07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2008-06-25 14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2008-05-20 15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2008-04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2008-03-24 1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2008-02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2008-01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2007-12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2007-11-28 18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2007-10-24 15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2007-09-28 14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2007-08-30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2007-07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2007-06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2007-05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2007-04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2007-03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2007-0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2007-0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2006-12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2006-11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2006-10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2006-09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2006-08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2006-07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2006-06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2006-05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2006-04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2006-03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2006-03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2006-0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2005-12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2005-11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2005-10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2005-09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2005-08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2005-07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2005-06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2005-05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2005-04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2005-03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2005-02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2004-12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2004-1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2004-10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2004-09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2004-08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2004-07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2004-06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2004-05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2004-04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2004-03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2004-02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2004-0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2003-12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2003-1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2003-10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2003-09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2003-08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2003-07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2003-06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2003-05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2003-04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2003-03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2003-02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2003-01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2002-12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2002-1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2002-10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2002-09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2002-08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2002-07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2002-06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2002-05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2002-04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2002-03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2002-02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2002-01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2001-12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2001-11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2001-10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2001-09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2001-08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2001-07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2001-06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2001-05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2001-04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2001-03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2001-02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2001-01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2000-12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2000-11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2000-10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2000-09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2000-08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2000-07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2000-06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2000-06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2000-04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2000-03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2000-02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2000-02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1999-12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1999-11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1999-10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1999-09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1999-08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1999-07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1999-06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1999-05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1999-04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1999-03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1999-03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1999-01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1998-12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1998-11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1998-10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1998-09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1998-09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1998-07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1998-06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1998-05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1998-04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1998-03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1998-02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1998-01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1997-12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1997-1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1997-10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1997-09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1997-08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1997-07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1997-06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1997-05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1997-04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1997-03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1997-02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1997-01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1996-12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1996-11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1996-10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1996-09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1996-08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1996-07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1996-06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1996-05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1996-04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1996-03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1996-02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1996-01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1995-11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1995-10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1995-09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1995-08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1995-07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1995-06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1995-05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1995-04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1995-03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1995-02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1995-01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1994-12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1994-11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1994-10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1994-09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1994-08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1994-07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1994-06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1994-05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1994-04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1994-03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1994-02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1994-01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1993-12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1993-11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1993-10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1993-09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1993-08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1993-07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1993-06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1993-05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1993-04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1993-04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1993-02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1993-0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1992-12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1992-11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1992-10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1992-09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1992-08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1992-07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1992-06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1992-05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1992-04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1992-03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1992-02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1992-0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1991-1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1991-11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1991-10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1991-09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1991-08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1991-07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1991-06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1991-05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1991-04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1991-03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1991-02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1991-0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1990-12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1990-11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1990-10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1990-09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1990-08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1990-07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1990-06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1990-05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1990-04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1990-03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1990-0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1990-0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1989-12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1989-11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1989-10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1989-09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1989-08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1989-07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1989-06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1989-05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1989-04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1989-03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1989-0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1989-01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1988-12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1988-1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1988-10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1988-09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1988-08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1988-07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1988-06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1988-05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1988-04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1988-03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1988-02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1988-01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1987-12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1987-11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1987-10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1987-09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1987-08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1987-07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1987-06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1987-05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1987-04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1987-03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1987-02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1987-01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1986-1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1986-11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1986-10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1986-09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1986-08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1986-07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1986-06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1986-05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1986-04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1986-03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1986-02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1986-01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1985-12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1985-11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1985-10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1985-09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1985-08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1985-07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1985-06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1985-05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1985-04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1985-03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1985-02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1985-01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1984-12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1984-1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1984-10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1984-09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1984-08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1984-08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1984-07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1984-06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1984-05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1984-04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1984-03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1984-02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1984-01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1983-1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1983-11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1983-10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1983-09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1983-08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1983-07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1983-06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1983-05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1983-04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1983-03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1983-02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1983-0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1982-12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1982-11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1982-10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1982-09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1982-08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1982-07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1982-06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1982-05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1982-04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1982-03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1982-02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1982-01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1981-12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1981-11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1981-10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1981-09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1981-08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1981-07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1981-06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1981-05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1981-04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1981-03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1981-02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1981-01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1980-12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1980-11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1980-10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1980-09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1980-08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1980-07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1980-06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1980-05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1980-04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1980-03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1980-02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1980-01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1979-12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1979-11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1979-10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1979-09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1979-08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1979-07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1979-06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1979-05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1979-04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1979-03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1979-02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1979-01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1978-12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1978-11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1978-10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1978-08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1978-07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1978-06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1978-05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1978-04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1978-03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1978-02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1978-01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1977-12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1977-1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1977-10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1977-09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1977-08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1977-07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1977-06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1977-05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1977-04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1977-03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1977-02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1977-01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1976-12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1976-11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1976-10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1976-09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1976-08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1976-07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1976-06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1976-05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1976-04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1976-03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1976-02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1976-01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1975-12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1975-1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1975-10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1975-09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1975-08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1975-07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1975-06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1975-05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1975-04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1975-03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1975-02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1975-01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1974-12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1974-11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1974-10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1974-09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1974-08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1974-07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1974-06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1974-05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1974-04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1974-03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1974-02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1974-01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1973-12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1973-11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1973-10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1973-09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1973-08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1973-07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1973-06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1973-05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1973-04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1973-03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1973-02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1973-01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1972-12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1972-11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1972-10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1972-09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1972-08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1972-07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1972-06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1972-05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1972-04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1972-03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1972-02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1972-01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1971-12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1971-11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1971-10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1971-09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1971-08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1971-07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1971-06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1971-05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1971-04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1971-03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1971-02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1971-01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1970-12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1970-11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1970-10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1970-09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1970-08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1970-07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1970-06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1970-05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1970-04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1970-03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1970-02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1970-01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1969-12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1969-11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1969-10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1969-09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1969-08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1969-07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1969-06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1969-05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1969-04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1969-03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1969-02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1969-01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1968-12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1968-11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1968-10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1968-09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1968-08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1968-07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1968-06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1968-05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1968-04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1968-03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1968-02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1968-0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1967-12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1967-11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1967-10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1967-09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1967-08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1967-07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1967-06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1967-05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1967-04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1967-03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1967-02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1967-0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1966-12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1966-11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1966-10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1966-09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1966-08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1966-07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1966-06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1966-05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1966-04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1966-03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1966-02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1966-01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1965-12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1965-11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1965-10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1965-09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1965-08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1965-07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1965-06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1965-05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1965-04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1965-03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1965-02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1965-01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1964-12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1964-11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1964-10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1964-09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1964-08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1964-07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1964-06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457071060101</text:p>
          </table:table-cell>
          <table:table-cell office:value-type="string" calcext:value-type="string">
            <text:p>1964-06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795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3136" meta:object-count="0"/>
    <meta:user-defined meta:name="AppVersion">3.0</meta:user-defined>
  </office:meta>
</office:document-meta>
</file>